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officeooo:rsid="00482ce2" officeooo:paragraph-rsid="00483ed9"/>
    </style:style>
    <style:style style:name="P2" style:family="paragraph" style:parent-style-name="Standard" style:list-style-name="WWNum3">
      <style:paragraph-properties fo:text-align="justify" style:justify-single-word="false"/>
      <style:text-properties fo:font-weight="normal" officeooo:rsid="004c5681" officeooo:paragraph-rsid="004c5681" style:font-weight-asian="normal" style:font-weight-complex="normal"/>
    </style:style>
    <style:style style:name="P3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  <style:text-properties officeooo:rsid="0018061b" officeooo:paragraph-rsid="0018061b"/>
    </style:style>
    <style:style style:name="P4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  <style:text-properties officeooo:paragraph-rsid="001a7554"/>
    </style:style>
    <style:style style:name="P5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  <style:text-properties officeooo:rsid="004bf0b6" officeooo:paragraph-rsid="004bf0b6"/>
    </style:style>
    <style:style style:name="P6" style:family="paragraph" style:parent-style-name="Standard" style:list-style-name="WWNum4">
      <loext:graphic-properties draw:fill="none"/>
      <style:paragraph-properties fo:margin-left="1.3cm" fo:margin-right="0cm" fo:margin-top="0cm" fo:margin-bottom="0cm" loext:contextual-spacing="true" fo:line-height="115%" fo:text-align="justify" style:justify-single-word="false" fo:text-indent="0cm" style:auto-text-indent="false" fo:background-color="transparent"/>
      <style:text-properties officeooo:rsid="002edf91" officeooo:paragraph-rsid="004dce97"/>
    </style:style>
    <style:style style:name="P7" style:family="paragraph" style:parent-style-name="Standard" style:list-style-name="WWNum4">
      <loext:graphic-properties draw:fill="none"/>
      <style:paragraph-properties fo:margin-left="1.3cm" fo:margin-right="0cm" fo:margin-top="0cm" fo:margin-bottom="0cm" loext:contextual-spacing="true" fo:line-height="115%" fo:text-align="justify" style:justify-single-word="false" fo:text-indent="0cm" style:auto-text-indent="false" fo:background-color="transparent"/>
      <style:text-properties officeooo:rsid="002edf91" officeooo:paragraph-rsid="004f54ab"/>
    </style:style>
    <style:style style:name="P8" style:family="paragraph" style:parent-style-name="Standard">
      <loext:graphic-properties draw:fill="none"/>
      <style:paragraph-properties fo:margin-left="1.3cm" fo:margin-right="0cm" fo:margin-top="0cm" fo:margin-bottom="0cm" loext:contextual-spacing="true" fo:line-height="115%" fo:text-align="justify" style:justify-single-word="false" fo:text-indent="0cm" style:auto-text-indent="false" fo:background-color="transparent"/>
      <style:text-properties officeooo:rsid="002edf91" officeooo:paragraph-rsid="004f54ab"/>
    </style:style>
    <style:style style:name="P9" style:family="paragraph" style:parent-style-name="Standard">
      <loext:graphic-properties draw:fill="none"/>
      <style:paragraph-properties fo:margin-left="1.3cm" fo:margin-right="0cm" fo:margin-top="0cm" fo:margin-bottom="0cm" loext:contextual-spacing="true" fo:line-height="115%" fo:text-align="justify" style:justify-single-word="false" fo:text-indent="0cm" style:auto-text-indent="false" fo:background-color="transparent"/>
      <style:text-properties officeooo:rsid="002edf91" officeooo:paragraph-rsid="00510586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80" fo:language="zxx" fo:country="none" style:text-underline-style="solid" style:text-underline-width="auto" style:text-underline-color="font-color" fo:font-weight="bold" officeooo:rsid="001a7554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 style:list-style-name="WWNum4" style:master-page-name="">
      <loext:graphic-properties draw:fill="none"/>
      <style:paragraph-properties fo:margin-top="0cm" fo:margin-bottom="0cm" loext:contextual-spacing="true" fo:line-height="115%" fo:text-align="justify" style:justify-single-word="false" style:page-number="auto" fo:background-color="transparent"/>
      <style:text-properties officeooo:rsid="002edf91" officeooo:paragraph-rsid="004dce97"/>
    </style:style>
    <style:style style:name="P12" style:family="paragraph" style:parent-style-name="Heading_20_1" style:list-style-name="WWNum5">
      <style:paragraph-properties fo:margin-left="1.27cm" fo:margin-right="0cm" fo:text-align="justify" style:justify-single-word="false" fo:text-indent="-0.635cm" style:auto-text-indent="false" fo:padding="0.212cm" fo:border="none"/>
    </style:style>
    <style:style style:name="P13" style:family="paragraph" style:parent-style-name="Heading_20_1" style:list-style-name="WWNum5">
      <style:paragraph-properties fo:margin-left="1.27cm" fo:margin-right="0cm" fo:text-align="justify" style:justify-single-word="false" fo:text-indent="-0.635cm" style:auto-text-indent="false" fo:padding="0.212cm" fo:border="none"/>
      <style:text-properties officeooo:rsid="00405749" officeooo:paragraph-rsid="00405749"/>
    </style:style>
    <style:style style:name="P14" style:family="paragraph" style:parent-style-name="Heading_20_1" style:list-style-name="WWNum5" style:master-page-name="">
      <style:paragraph-properties fo:margin-left="1.27cm" fo:margin-right="0cm" fo:text-align="justify" style:justify-single-word="false" fo:text-indent="-0.635cm" style:auto-text-indent="false" style:page-number="auto" fo:padding="0.212cm" fo:border="none"/>
      <style:text-properties officeooo:rsid="0045f6d0" officeooo:paragraph-rsid="0045f6d0"/>
    </style:style>
    <style:style style:name="P15" style:family="paragraph" style:parent-style-name="Title" style:master-page-name="Standard">
      <style:paragraph-properties fo:margin-top="0cm" fo:margin-bottom="0cm" loext:contextual-spacing="false" fo:text-align="justify" style:justify-single-word="false" style:page-number="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7554" style:font-weight-asian="bold" style:font-weight-complex="bold"/>
    </style:style>
    <style:style style:name="T3" style:family="text">
      <style:text-properties fo:font-weight="bold" officeooo:rsid="002f7f67" style:font-weight-asian="bold" style:font-weight-complex="bold"/>
    </style:style>
    <style:style style:name="T4" style:family="text">
      <style:text-properties fo:font-weight="bold" officeooo:rsid="004dce97" style:font-weight-asian="bold" style:font-weight-complex="bold"/>
    </style:style>
    <style:style style:name="T5" style:family="text">
      <style:text-properties fo:font-weight="bold" officeooo:rsid="004e6016" style:font-weight-asian="bold" style:font-weight-complex="bold"/>
    </style:style>
    <style:style style:name="T6" style:family="text">
      <style:text-properties fo:font-weight="bold" officeooo:rsid="004f54ab" style:font-weight-asian="bold" style:font-weight-complex="bold"/>
    </style:style>
    <style:style style:name="T7" style:family="text">
      <style:text-properties fo:font-weight="bold" officeooo:rsid="0050ba11" style:font-weight-asian="bold" style:font-weight-complex="bold"/>
    </style:style>
    <style:style style:name="T8" style:family="text">
      <style:text-properties fo:font-weight="bold" officeooo:rsid="00510586" style:font-weight-asian="bold" style:font-weight-complex="bold"/>
    </style:style>
    <style:style style:name="T9" style:family="text">
      <style:text-properties officeooo:rsid="0019bbae"/>
    </style:style>
    <style:style style:name="T10" style:family="text">
      <style:text-properties fo:color="#000000" style:font-name="arial" style:text-underline-style="none" fo:font-weight="normal" officeooo:rsid="00483ed9" style:font-weight-asian="normal" style:font-weight-complex="normal"/>
    </style:style>
    <style:style style:name="T11" style:family="text">
      <style:text-properties fo:color="#000000" style:font-name="arial" style:text-underline-style="none" fo:font-weight="normal" officeooo:rsid="00514985" style:font-weight-asian="normal" style:font-weight-complex="normal"/>
    </style:style>
    <style:style style:name="T12" style:family="text">
      <style:text-properties fo:color="#000000" style:font-name="arial" style:text-underline-style="none" fo:font-weight="normal" officeooo:rsid="0052f57d" style:font-weight-asian="normal" style:font-weight-complex="normal"/>
    </style:style>
    <style:style style:name="T13" style:family="text">
      <style:text-properties fo:color="#000000" style:font-name="arial" fo:font-style="italic" style:text-underline-style="none" fo:font-weight="normal" officeooo:rsid="00514985" style:font-style-asian="italic" style:font-weight-asian="normal" style:font-style-complex="italic" style:font-weight-complex="normal"/>
    </style:style>
    <style:style style:name="T14" style:family="text">
      <style:text-properties fo:color="#000000" style:font-name="arial" fo:font-style="normal" style:text-underline-style="none" fo:font-weight="normal" officeooo:rsid="00514985" style:font-style-asian="normal" style:font-weight-asian="normal" style:font-style-complex="normal" style:font-weight-complex="normal"/>
    </style:style>
    <style:style style:name="T15" style:family="text">
      <style:text-properties officeooo:rsid="001a7554"/>
    </style:style>
    <style:style style:name="T16" style:family="text">
      <style:text-properties officeooo:rsid="002f7f67"/>
    </style:style>
    <style:style style:name="T17" style:family="text">
      <style:text-properties officeooo:rsid="004c5681"/>
    </style:style>
    <style:style style:name="T18" style:family="text">
      <style:text-properties fo:font-weight="normal" officeooo:rsid="004dce97" style:font-weight-asian="normal" style:font-weight-complex="normal"/>
    </style:style>
    <style:style style:name="T19" style:family="text">
      <style:text-properties officeooo:rsid="004e6016"/>
    </style:style>
    <style:style style:name="T20" style:family="text">
      <style:text-properties fo:font-style="italic" fo:font-weight="bold" officeooo:rsid="004e6016" style:font-style-asian="italic" style:font-weight-asian="bold" style:font-style-complex="italic" style:font-weight-complex="bold"/>
    </style:style>
    <style:style style:name="T21" style:family="text">
      <style:text-properties fo:font-style="normal" fo:font-weight="bold" officeooo:rsid="0050ba11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510586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4e6016" style:font-style-asian="normal" style:font-weight-asian="bold" style:font-style-complex="normal" style:font-weight-complex="bold"/>
    </style:style>
    <style:style style:name="T24" style:family="text">
      <style:text-properties officeooo:rsid="005149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3n0kttgfzr45"/>ДЗ<text:span text:style-name="T17">10</text:span> <text:span text:style-name="T17">JAX-RS+Swagger(OpenAPI)</text:span>.</text:p>
      <text:list xml:id="list4048499215" text:style-name="WWNum5">
        <text:list-item>
          <text:p text:style-name="P12"><text:bookmark text:name="_iuamv9f70w8e"/>Общие моменты</text:p>
        </text:list-item>
      </text:list>
      <text:list xml:id="list1608836095" text:style-name="WWNum3">
        <text:list-item>
          <text:p text:style-name="P3">исходники – в папке «L<text:span text:style-name="T9">10</text:span> - <text:span text:style-name="T9">JSP</text:span>»</text:p>
        </text:list-item>
        <text:list-item>
          <text:p text:style-name="P5">добавил зависимости <text:span text:style-name="T17">Jersey</text:span> для tomcat.</text:p>
        </text:list-item>
        <text:list-item>
          <text:p text:style-name="P4"><text:span text:style-name="T15">Приложение доступно по ссылке </text:span><text:a xlink:type="simple" xlink:href="http://localhost:8080/main" text:style-name="Internet_20_link" text:visited-style-name="Visited_20_Internet_20_Link"><text:span text:style-name="T2">http://localhost:8080/main</text:span></text:a></text:p>
        </text:list-item>
        <text:list-item>
          <text:p text:style-name="P2">Документация по RESTful API доступна по ссылке <text:span text:style-name="T1">http://localhost:8080/api-docs</text:span></text:p>
        </text:list-item>
      </text:list>
      <text:p text:style-name="P10"/>
      <text:list xml:id="list232531295061537" text:continue-list="list4048499215" text:style-name="WWNum5">
        <text:list-item>
          <text:p text:style-name="P13">Реализация <text:span text:style-name="T17">RESTful</text:span> сервисов</text:p>
        </text:list-item>
      </text:list>
      <text:list xml:id="list2322587819" text:style-name="WWNum4">
        <text:list-header>
          <text:p text:style-name="P11"><text:span text:style-name="T16"><text:tab/>Реализован RESTful сервисы расчета платежей по кредиту в двух версиях – дифференцированный (класс </text:span><text:span text:style-name="T3">RnkDifferentialCreditAccounterImpl</text:span><text:span text:style-name="T16">) и аннуитетный (класс </text:span><text:span text:style-name="T3">RnkAnnuitetCreditAccounterImpl</text:span><text:span text:style-name="T16">) платеж. Оба класса реализуют метод </text:span><text:span text:style-name="T3">computePayment</text:span><text:span text:style-name="T16"> интерфейса </text:span><text:span text:style-name="T3">RnkCreditAccounter</text:span><text:span text:style-name="T16">. Методу computePayment с клиентской формы в объекте класса AccountingParams передаются параметры расчета – количество периодов выплат (t), сумма кредита (cr), ставка кредита (r). Сервисы доступны по ссылкам <text:s/></text:span><text:a xlink:type="simple" xlink:href="http://localhost:8080/api/v1/accounter/compute" text:style-name="Internet_20_link" text:visited-style-name="Visited_20_Internet_20_Link"><text:span text:style-name="T3">http://localhost:8080/</text:span></text:a><text:a xlink:type="simple" xlink:href="http://localhost:8080/api/v1/accounter/compute" text:style-name="Internet_20_link" text:visited-style-name="Visited_20_Internet_20_Link"><text:span text:style-name="T4">api</text:span></text:a><text:a xlink:type="simple" xlink:href="http://localhost:8080/api/v1/accounter/compute" text:style-name="Internet_20_link" text:visited-style-name="Visited_20_Internet_20_Link"><text:span text:style-name="T3">/</text:span></text:a><text:a xlink:type="simple" xlink:href="http://localhost:8080/api/v1/accounter/compute" text:style-name="Internet_20_link" text:visited-style-name="Visited_20_Internet_20_Link"><text:span text:style-name="T4">v1/accounter/compute</text:span></text:a><text:span text:style-name="T4"> </text:span><text:span text:style-name="T18">и</text:span><text:span text:style-name="T4"> <text:s/></text:span><text:a xlink:type="simple" xlink:href="http://localhost:8080/api/v2/accounter/compute" text:style-name="Internet_20_link" text:visited-style-name="Visited_20_Internet_20_Link"><text:span text:style-name="T3">http://localhost:8080/</text:span></text:a><text:a xlink:type="simple" xlink:href="http://localhost:8080/api/v2/accounter/compute" text:style-name="Internet_20_link" text:visited-style-name="Visited_20_Internet_20_Link"><text:span text:style-name="T4">api</text:span></text:a><text:a xlink:type="simple" xlink:href="http://localhost:8080/api/v2/accounter/compute" text:style-name="Internet_20_link" text:visited-style-name="Visited_20_Internet_20_Link"><text:span text:style-name="T3">/</text:span></text:a><text:a xlink:type="simple" xlink:href="http://localhost:8080/api/v2/accounter/compute" text:style-name="Internet_20_link" text:visited-style-name="Visited_20_Internet_20_Link"><text:span text:style-name="T4">v2/accounter/compute</text:span></text:a><text:span text:style-name="T4"> </text:span><text:span text:style-name="T18">соответственно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"><text:span text:style-name="T16"><text:tab/>Реализованы клиенты для указанных сервисов, которые доступны по ссылке </text:span><text:a xlink:type="simple" xlink:href="http://localhost:8080/main/rest" text:style-name="Internet_20_link" text:visited-style-name="Visited_20_Internet_20_Link"><text:span text:style-name="T3">http://localhost:8080/main/rest</text:span></text:a><text:span text:style-name="T16">.</text:span></text:p>
                            </text:list-header>
                            <text:list-item>
                              <text:p text:style-name="P6"/>
                              <text:p text:style-name="P7"><text:tab/><text:span text:style-name="T19">С помощью Jersey MVC реализованы представления для добавления, удаления и редактирования информации о работниках. По ссылке </text:span><text:span text:style-name="T5">http://localhost:8080/main/admin/staff </text:span><text:span text:style-name="T19">доступно представление со списком работников. Из этого представления доступно добавление, удаление и редактирование информации о работниках.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8"><text:span text:style-name="T19"><text:s/><text:tab/>Представление для добавления работника доступно по кнопке «Добавить» - происходит вызов метода </text:span><text:span text:style-name="T5">add</text:span><text:span text:style-name="T19"> класса </text:span><text:span text:style-name="T5">RnkStaffEditorImpl</text:span><text:span text:style-name="T19">, который доступен по URI </text:span><text:span text:style-name="T5">/api/v2/staffeditor</text:span><text:span text:style-name="T19">. Метод возвращает представление редактирования для нового работника. Для сохранения данных из данного представления используется метод </text:span><text:span text:style-name="T5">add</text:span><text:span text:style-name="T19"> объекта класса </text:span><text:span text:style-name="T5">RnkStaffImpl</text:span><text:span text:style-name="T19"> (доступный по URI </text:span><text:span text:style-name="T5">/</text:span><text:span text:style-name="T20">api/</text:span><text:span text:style-name="T21">v2/staff</text:span><text:span text:style-name="T19"> , method= «POST»), которому передаются данные с формы представления.</text:span></text:p>
      <text:p text:style-name="P9"><text:span text:style-name="T19"><text:s/><text:tab/>Представление для редактирования данных работника доступно по ссылке «edit» в таблице со списком работников - происходит вызов метода </text:span><text:span text:style-name="T6">edit</text:span><text:span text:style-name="T19"> класса </text:span><text:span text:style-name="T5">RnkStaffEditorImpl</text:span><text:span text:style-name="T19">, который доступен по URI </text:span><text:span text:style-name="T5">/api/v2/staffeditor/&lt;id работника&gt;</text:span><text:span text:style-name="T19">. Метод возвращает представление редактирования для существующего работника. Для сохранения данных из данного представления используется метод </text:span><text:span text:style-name="T8">edit</text:span><text:span text:style-name="T19"> объекта класса </text:span><text:span text:style-name="T5">RnkStaffImpl</text:span><text:span text:style-name="T19"> (доступный по URI </text:span><text:span text:style-name="T5">/</text:span><text:span text:style-name="T20">api/</text:span><text:span text:style-name="T21">v2/staff/</text:span><text:span text:style-name="T22">&lt;id работника&gt;</text:span><text:span text:style-name="T23">, method= «P</text:span><text:span text:style-name="T22">U</text:span><text:span text:style-name="T23">T»</text:span><text:span text:style-name="T19"> ), которому передаются данные с формы представления.</text:span></text:p>
      <text:p text:style-name="P9"><text:soft-page-break/><text:s/><text:tab/><text:span text:style-name="T19">Представление для удаления данных работника доступно по ссылке «</text:span><text:span text:style-name="T5">del</text:span><text:span text:style-name="T19">» в таблице со списком работников - происходит вызов метода </text:span><text:span text:style-name="T7">del</text:span><text:span text:style-name="T19"> класса </text:span><text:span text:style-name="T5">RnkStaffEditorImpl</text:span><text:span text:style-name="T19">, который доступен по URI </text:span><text:span text:style-name="T5">/api/v2/staff</text:span><text:span text:style-name="T7">remove</text:span><text:span text:style-name="T5">r/&lt;id работника&gt;</text:span><text:span text:style-name="T19">. Метод возвращает представление удаления для существующего работника. Для удаления данных работника используется метод </text:span><text:span text:style-name="T8">remove</text:span><text:span text:style-name="T19"> объекта класса </text:span><text:span text:style-name="T5">RnkStaffImpl</text:span><text:span text:style-name="T19"> (доступный по URI </text:span><text:span text:style-name="T5">/</text:span><text:span text:style-name="T20">api/</text:span><text:span text:style-name="T21">v2/staff/</text:span><text:span text:style-name="T22">&lt;id работника&gt;</text:span><text:span text:style-name="T19"> , method= «DELETE»).</text:span></text:p>
      <text:list xml:id="list232532114286008" text:continue-list="list232531295061537" text:style-name="WWNum5">
        <text:list-item>
          <text:p text:style-name="P14"><text:span text:style-name="T24">Документирование RESTful сервисов</text:span>.</text:p>
        </text:list-item>
      </text:list>
      <text:p text:style-name="P1"><text:span text:style-name="T11">С помощью фреймворка swagger core v3 (ныне OpenAPI)</text:span><text:span text:style-name="T10"> </text:span><text:span text:style-name="T11">реализовано документирование </text:span><text:span text:style-name="T12">созданных в задании</text:span><text:span text:style-name="T11"> сервисов. Описание сервисов в формате json доступно по URI «/api/openapi.json». Swagger-ui доступен по uri </text:span><text:span text:style-name="T13">api-docs</text:span><text:span text:style-name="T1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tru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2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2-11T23:25:30.293614715</dc:date>
    <meta:editing-duration>PT15H52M37S</meta:editing-duration>
    <meta:editing-cycles>33</meta:editing-cycles>
    <meta:document-statistic meta:table-count="0" meta:image-count="0" meta:object-count="0" meta:page-count="2" meta:paragraph-count="16" meta:word-count="335" meta:character-count="2929" meta:non-whitespace-character-count="2605"/>
  </office:meta>
</office:document-meta>
</file>